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fo:color="#000000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本文相关: 原根分布、gcd(20, 32)=4</text:p>
      <text:p text:style-name="Standard">p=641</text:p>
      <text:p text:style-name="Standard">X= 20 {2: 2, 5: 1}</text:p>
      <text:p text:style-name="Standard">JIU=32</text:p>
      <text:p text:style-name="Standard">156006240249609984399375975039</text:p>
      <text:p text:style-name="Standard">[1, 10, 100, 359, 385, 4, 40, 400, 154, 258, 16, 160, 318, 616, 391, 64, 640, 631, 541, 282, 256, 637, 601, 241, 487, 383, 625, 481, 323, 25, 250, 577]</text:p>
      <text:p text:style-name="Standard">[1, {2: 0, 5: 0}, [1, 10, 100, 359, 385, 4, 40, 400, 154, 258, 16, 160, 318, 616, 391, 64, 640, 631, 541, 282, 256, 637, 601, 241, 487, 383, 625, 481, 323, 25, 250, 577]]</text:p>
      <text:p text:style-name="Standard">[2, {2: 1, 5: 0}, [2, 20, 200, 77, 129, 8, 80, 159, 308, 516, 32, 320, 636, 591, 141, 128, 639, 621, 441, 564, 512, 633, 561, 482, 333, 125, 609, 321, 5, 50, 500, 513]]</text:p>
      <text:p text:style-name="Standard">[3, {2: 2, 5: 1}, [3, 30, 300, 436, 514, 12, 120, 559, 462, 133, 48, 480, 313, 566, 532, 192, 638, 611, 341, 205, 127, 629, 521, 82, 179, 508, 593, 161, 328, 75, 109, 449]]</text:p>
      <text:p text:style-name="Standard">[6, {2: 2, 5: 1}, [6, 60, 600, 231, 387, 24, 240, 477, 283, 266, 96, 319, 626, 491, 423, 384, 635, 581, 41, 410, 254, 617, 401, 164, 358, 375, 545, 322, 15, 150, 218, 257]]</text:p>
      <text:p text:style-name="Standard">[7, {2: 1, 5: 0}, [7, 70, 59, 590, 131, 28, 280, 236, 437, 524, 112, 479, 303, 466, 173, 448, 634, 571, 582, 51, 510, 613, 361, 405, 204, 117, 529, 162, 338, 175, 468, 193]]</text:p>
      <text:p text:style-name="Standard">[9, {2: 1, 5: 0}, [9, 90, 259, 26, 260, 36, 360, 395, 104, 399, 144, 158, 298, 416, 314, 576, 632, 551, 382, 615, 381, 605, 281, 246, 537, 242, 497, 483, 343, 225, 327, 65]]</text:p>
      <text:p text:style-name="Standard">[11, {2: 2, 5: -1}, [11, 110, 459, 103, 389, 44, 440, 554, 412, 274, 176, 478, 293, 366, 455, 63, 630, 531, 182, 538, 252, 597, 201, 87, 229, 367, 465, 163, 348, 275, 186, 578]]</text:p>
      <text:p text:style-name="Standard">[13, {2: 1, 5: -1}, [13, 130, 18, 180, 518, 52, 520, 72, 79, 149, 208, 157, 288, 316, 596, 191, 628, 511, 623, 461, 123, 589, 121, 569, 562, 492, 433, 484, 353, 325, 45, 450]]</text:p>
      <text:p text:style-name="Standard">[14, {2: 2, 5: 1}, [14, 140, 118, 539, 262, 56, 560, 472, 233, 407, 224, 317, 606, 291, 346, 255, 627, 501, 523, 102, 379, 585, 81, 169, 408, 234, 417, 324, 35, 350, 295, 386]]</text:p>
      <text:p text:style-name="Standard">[17, {2: 2, 5: 1}, [17, 170, 418, 334, 135, 68, 39, 390, 54, 540, 272, 156, 278, 216, 237, 447, 624, 471, 223, 307, 506, 573, 602, 251, 587, 101, 369, 485, 363, 425, 404, 194]]</text:p>
      <text:p text:style-name="Standard">[19, {2: 2, 5: 1}, [19, 190, 618, 411, 264, 76, 119, 549, 362, 415, 304, 476, 273, 166, 378, 575, 622, 451, 23, 230, 377, 565, 522, 92, 279, 226, 337, 165, 368, 475, 263, 66]]</text:p>
      <text:p text:style-name="Standard">[21, {2: 2, 5: 0}, [21, 210, 177, 488, 393, 84, 199, 67, 29, 290, 336, 155, 268, 116, 519, 62, 620, 431, 464, 153, 248, 557, 442, 574, 612, 351, 305, 486, 373, 525, 122, 579]]</text:p>
      <text:p text:style-name="Standard">[22, {2: 1, 5: 0}, [22, 220, 277, 206, 137, 88, 239, 467, 183, 548, 352, 315, 586, 91, 269, 126, 619, 421, 364, 435, 504, 553, 402, 174, 458, 93, 289, 326, 55, 550, 372, 515]]</text:p>
      <text:p text:style-name="Standard">[27, {2: 2, 5: 1}, [27, 270, 136, 78, 139, 108, 439, 544, 312, 556, 432, 474, 253, 607, 301, 446, 614, 371, 505, 563, 502, 533, 202, 97, 329, 85, 209, 167, 388, 34, 340, 195]]</text:p>
      <text:p text:style-name="Standard">[31, {2: 2, 5: 0}, [31, 310, 536, 232, 397, 124, 599, 221, 287, 306, 496, 473, 243, 507, 583, 61, 610, 331, 105, 409, 244, 517, 42, 420, 354, 335, 145, 168, 398, 134, 58, 580]]</text:p>
      <text:p text:style-name="Standard">[33, {2: 2, 5: 1}, [33, 330, 95, 309, 526, 132, 38, 380, 595, 181, 528, 152, 238, 457, 83, 189, 608, 311, 546, 332, 115, 509, 603, 261, 46, 460, 113, 489, 403, 184, 558, 452]]</text:p>
      <text:p text:style-name="Standard">[37, {2: 1, 5: -1}, [37, 370, 495, 463, 143, 148, 198, 57, 570, 572, 592, 151, 228, 357, 365, 445, 604, 271, 146, 178, 498, 493, 443, 584, 71, 69, 49, 490, 413, 284, 276, 196]]</text:p>
      <text:p text:style-name="Standard">[43, {2: 2, 5: 1}, [43, 430, 454, 53, 530, 172, 438, 534, 212, 197, 47, 470, 213, 207, 147, 188, 598, 211, 187, 588, 111, 469, 203, 107, 429, 444, 594, 171, 428, 434, 494, 453]]</text:p>
      <text:p text:style-name="Standard">[73, {2: 1, 5: 0}, [73, 89, 249, 567, 542, 292, 356, 355, 345, 245, 527, 142, 138, 98, 339, 185, 568, 552, 392, 74, 99, 349, 285, 286, 296, 396, 114, 499, 503, 543, 302, 456]]</text:p>
      <text:p text:style-name="Standard">[86, {2: 2, 5: 1}, [86, 219, 267, 106, 419, 344, 235, 427, 424, 394, 94, 299, 426, 414, 294, 376, 555, 422, 374, 535, 222, 297, 406, 214, 217, 247, 547, 342, 215, 227, 347, 265]]</text:p>
      <text:p text:style-name="Standard"/>
      <text:p text:style-name="Standard"/>
      <text:p text:style-name="Standard">(86)-&gt;(73)-&gt;(11)</text:p>
      <text:p text:style-name="Standard">(43)-&gt;(73)</text:p>
      <text:p text:style-name="Standard"/>
      <text:p text:style-name="Standard">(37)-&gt;(11)</text:p>
      <text:p text:style-name="Standard"/>
      <text:p text:style-name="Standard">(33)-&gt;(7)-&gt;(37)</text:p>
      <text:p text:style-name="Standard">(31)-&gt;(2)-(1)</text:p>
      <text:p text:style-name="Standard">(27)-&gt;(22)-(13)</text:p>
      <text:p text:style-name="Standard">(21)-&gt;(2)</text:p>
      <text:p text:style-name="Standard">(19)-&gt;(7)</text:p>
      <text:p text:style-name="Standard">(17)-&gt;(22)</text:p>
      <text:p text:style-name="Standard">(14)-&gt;(37)</text:p>
      <text:p text:style-name="Standard">(13)-&gt;(14)</text:p>
      <text:p text:style-name="Standard">(9)-&gt;(14)</text:p>
      <text:p text:style-name="Standard">(6)-(9)</text:p>
      <text:p text:style-name="Standard">(3)-&gt;(9)</text:p>
      <text:p text:style-name="Standard"/>
      <text:p text:style-name="Standard">(1)</text:p>
      <text:p text:style-name="Standard">(2)</text:p>
      <text:p text:style-name="Standard">(31)(21)</text:p>
      <text:p text:style-name="Standard"/>
      <text:p text:style-name="Standard">(37)</text:p>
      <text:p text:style-name="Standard">(7)</text:p>
      <text:p text:style-name="Standard">(33)(19)</text:p>
      <text:p text:style-name="Standard"/>
      <text:p text:style-name="Standard">(13)</text:p>
      <text:p text:style-name="Standard">(22)</text:p>
      <text:p text:style-name="Standard">(27)(17)</text:p>
      <text:p text:style-name="Standard"/>
      <text:p text:style-name="Standard">(11)</text:p>
      <text:p text:style-name="Standard">(73)</text:p>
      <text:p text:style-name="Standard">(86)(43)</text:p>
      <text:p text:style-name="Standard"/>
      <text:p text:style-name="Standard">(14)</text:p>
      <text:p text:style-name="Standard">(9)</text:p>
      <text:p text:style-name="Standard">(6)(3)</text:p>
      <text:p text:style-name="Standard"><text:s/></text:p>
      <text:p text:style-name="Standard"><text:s text:c="27"/>[1, 10, 100, <text:span text:style-name="T2">359</text:span>, 385, 4, 40, <text:span text:style-name="T2">400</text:span>, 154, 258, 16, <text:span text:style-name="T2">160</text:span>, 318, 616, 391, <text:span text:style-name="T2">64</text:span>, 640, 631, 541, <text:span text:style-name="T2">282</text:span>, 256, 637, 601, <text:span text:style-name="T2">241</text:span>, 487, 383, 625, <text:span text:style-name="T2">481</text:span>, 323, 25, 250, <text:span text:style-name="T2">577</text:span>]</text:p>
      <text:p text:style-name="Standard">[14, {2: 2, 5: 1}, [14, 140, <text:span text:style-name="T2">118</text:span>, 539, 262, 56, <text:span text:style-name="T2">560</text:span>, 472, 233, 407, <text:span text:style-name="T2">224</text:span>, 317, 606, 291, <text:span text:style-name="T2">346</text:span>, 255, 627, 501, <text:span text:style-name="T2">523</text:span>, 102, 379, 585, <text:span text:style-name="T2">81</text:span>, 169, 408, 234, <text:span text:style-name="T2">417</text:span>, 324, 35, 350, <text:span text:style-name="T2">295</text:span>, 386]]</text:p>
      <text:p text:style-name="Standard"/>
      <text:p text:style-name="Standard">[9, {2: 1, 5: 0}, [<text:span text:style-name="T2">9</text:span>, 90, <text:span text:style-name="T2">259</text:span>, 26, <text:span text:style-name="T2">260</text:span>, 36, <text:span text:style-name="T2">360</text:span>, 395, <text:span text:style-name="T2">104</text:span>, 399, <text:span text:style-name="T2">144</text:span>, 158, <text:span text:style-name="T2">298</text:span>, 416, <text:span text:style-name="T2">314</text:span>, 576, <text:span text:style-name="T2">632</text:span>, 551, <text:span text:style-name="T2">382</text:span>, 615, <text:span text:style-name="T2">381</text:span>, 605, <text:span text:style-name="T2">281</text:span>, 246, <text:span text:style-name="T2">537</text:span>, 242, <text:span text:style-name="T2">497</text:span>, 483, <text:span text:style-name="T2">343</text:span>, 225, <text:span text:style-name="T2">327</text:span>, 65]]</text:p>
      <text:p text:style-name="Standard">[3, {2: 2, 5: 1}, [3, 30, 300, 436, 514, 12, 120, 559, 462, 133, 48, 480, 313, 566, 532, 192, 638, 611, 341, 205, 127, 629, 521, 82, 179, 508, 593, 161, 328, 75, 109, 449]]</text:p>
      <text:p text:style-name="Standard"/>
      <text:p text:style-name="Standard"><text:s text:c="26"/>[1, 10, 100, 359, 385, 4, 40, 400, 154, 258, 16, 160, 318, 616, 391, 64, 640, 631, 541, 282, 256, 637, 601, 241, 487, 383, 625, 481, 323, <text:span text:style-name="T2">25</text:span>, 250, 577]</text:p>
      <text:p text:style-name="Standard">14, {2: 2, 5: 1}, [<text:span text:style-name="T2">14</text:span>, 140, 118, 539, 262, 56, 560, 472, 233, 407, 224, 317, 606, 291, 346, 255, 627, 501, 523, 102, 379, 585, 81, 169, 408, 234, 417, 324, 35, 350, 295, 386]]</text:p>
      <text:p text:style-name="Standard">[9, {2: 1, 5: 0}, [9, 90, 259, 26, 260, <text:span text:style-name="T2">36</text:span>, 360, 395, 104, 399, 144, 158, 298, 416, 314, 576, 632, 551, 382, 615, 381, 605, 281, 246, 537, 242, 497, 483, 343, 225, 327, 65]]</text:p>
      <text:p text:style-name="Standard">[6, {2: 2, 5: 1}, [6, 60, 600, 231, 387, 24, 240, 477, 283, 266, 96, 319, 626, 491, 423, 384, 635, 581, 41, 410, 254, 617, 401, 164, 358, 375, 545, 322, 15, 150, 218, 257]]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16:50:41</meta:creation-date>
    <dc:date>2012-04-16T18:32:16</dc:date>
    <meta:editing-duration>PT1H41M37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1" meta:paragraph-count="64" meta:word-count="1103" meta:character-count="5377"/>
  </office:meta>
</office:document-meta>
</file>